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color="#000000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6cm" svg:height="0.6cm" svg:x="3.53cm" svg:y="3.5cm">
          <text:p text:style-name="P1"><text:span text:style-name="T1">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6cm" svg:height="0.6cm" svg:x="5.63cm" svg:y="1.5cm">
          <text:p text:style-name="P1"><text:span text:style-name="T1">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6cm" svg:height="0.6cm" svg:x="5.63cm" svg:y="3.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6cm" svg:height="0.6cm" svg:x="5.63cm" svg:y="5.4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4.13cm" svg:y1="3.8cm" svg:x2="5.63cm" svg:y2="1.8cm" draw:start-shape="id1" draw:start-glue-point="10" draw:end-shape="id2" draw:end-glue-point="6" svg:d="M4130 3800c1125 0 375-2000 1500-2000" svg:viewBox="0 0 1501 2001">
          <text:p/>
        </draw:connector>
        <draw:connector draw:style-name="gr2" draw:text-style-name="P2" draw:layer="layout" draw:type="curve" svg:x1="4.13cm" svg:y1="3.8cm" svg:x2="5.63cm" svg:y2="3.8cm" draw:start-shape="id1" draw:start-glue-point="10" draw:end-shape="id3" draw:end-glue-point="6" svg:d="M4130 3800h1500" svg:viewBox="0 0 1501 1">
          <text:p/>
        </draw:connector>
        <draw:connector draw:style-name="gr2" draw:text-style-name="P2" draw:layer="layout" draw:type="curve" svg:x1="4.13cm" svg:y1="3.8cm" svg:x2="5.63cm" svg:y2="5.7cm" draw:start-shape="id1" draw:start-glue-point="10" draw:end-shape="id4" draw:end-glue-point="6" svg:d="M4130 3800c1125 0 375 1900 1500 1900" svg:viewBox="0 0 1501 1901">
          <text:p/>
        </draw:connector>
        <draw:custom-shape draw:style-name="gr3" draw:text-style-name="P3" xml:id="id5" draw:id="id5" draw:layer="layout" svg:width="0.6cm" svg:height="0.6cm" svg:x="8.157cm" svg:y="1.5cm">
          <text:p text:style-name="P3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6.23cm" svg:y1="1.8cm" svg:x2="8.157cm" svg:y2="1.8cm" draw:start-shape="id2" draw:start-glue-point="10" draw:end-shape="id5" draw:end-glue-point="6" svg:d="M6230 1800h1927" svg:viewBox="0 0 1928 1">
          <text:p/>
        </draw:connector>
        <draw:connector draw:style-name="gr4" draw:text-style-name="P2" draw:layer="layout" draw:type="curve" svg:x1="6.23cm" svg:y1="3.8cm" svg:x2="8.245cm" svg:y2="2.012cm" draw:start-shape="id3" draw:start-glue-point="10" draw:end-shape="id5" draw:end-glue-point="7" svg:d="M6230 3800c1446 0 439-1788 2015-1788" svg:viewBox="0 0 2016 1789">
          <text:p/>
        </draw:connector>
        <draw:connector draw:style-name="gr4" draw:text-style-name="P4" draw:layer="layout" draw:type="curve" svg:x1="8.245cm" svg:y1="2.012cm" svg:x2="6.142cm" svg:y2="5.488cm" draw:start-shape="id5" draw:start-glue-point="7" draw:end-shape="id4" draw:end-glue-point="11" svg:d="M8245 2012c0 2607-2103 869-2103 3476" svg:viewBox="0 0 2104 3477">
          <text:p/>
        </draw:connector>
        <draw:custom-shape draw:style-name="gr3" draw:text-style-name="P3" xml:id="id6" draw:id="id6" draw:layer="layout" svg:width="0.6cm" svg:height="0.6cm" svg:x="8.157cm" svg:y="3.5cm">
          <text:p text:style-name="P3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6.23cm" svg:y1="1.8cm" svg:x2="8.245cm" svg:y2="3.588cm" draw:start-shape="id2" draw:start-glue-point="10" draw:end-shape="id6" draw:end-glue-point="5" svg:d="M6230 1800c1446 0 439 1788 2015 1788" svg:viewBox="0 0 2016 1789">
          <text:p/>
        </draw:connector>
        <draw:connector draw:style-name="gr4" draw:text-style-name="P4" draw:layer="layout" draw:type="curve" svg:x1="6.23cm" svg:y1="3.8cm" svg:x2="8.157cm" svg:y2="3.8cm" draw:start-shape="id3" draw:start-glue-point="10" draw:end-shape="id6" draw:end-glue-point="6" svg:d="M6230 3800h1927" svg:viewBox="0 0 1928 1">
          <text:p/>
        </draw:connector>
        <draw:connector draw:style-name="gr4" draw:text-style-name="P4" draw:layer="layout" draw:type="curve" svg:x1="6.23cm" svg:y1="5.7cm" svg:x2="8.245cm" svg:y2="4.012cm" draw:start-shape="id4" draw:start-glue-point="10" draw:end-shape="id6" draw:end-glue-point="7" svg:d="M6230 5700c1446 0 439-1688 2015-1688" svg:viewBox="0 0 2016 1689">
          <text:p/>
        </draw:connector>
        <draw:custom-shape draw:style-name="gr3" draw:text-style-name="P3" xml:id="id7" draw:id="id7" draw:layer="layout" svg:width="0.6cm" svg:height="0.6cm" svg:x="8.157cm" svg:y="5.4cm">
          <text:p text:style-name="P3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6.23cm" svg:y1="1.8cm" svg:x2="8.245cm" svg:y2="5.488cm" draw:start-shape="id2" draw:start-glue-point="10" draw:end-shape="id7" draw:end-glue-point="5" svg:d="M6230 1800c1446 0 439 3688 2015 3688" svg:viewBox="0 0 2016 3689">
          <text:p/>
        </draw:connector>
        <draw:connector draw:style-name="gr4" draw:text-style-name="P4" draw:layer="layout" draw:type="curve" svg:x1="6.23cm" svg:y1="5.7cm" svg:x2="8.157cm" svg:y2="5.7cm" draw:start-shape="id4" draw:start-glue-point="10" draw:end-shape="id7" draw:end-glue-point="6" svg:d="M6230 5700h1927" svg:viewBox="0 0 1928 1">
          <text:p/>
        </draw:connector>
        <draw:custom-shape draw:style-name="gr3" draw:text-style-name="P3" xml:id="id8" draw:id="id8" draw:layer="layout" svg:width="0.6cm" svg:height="0.6cm" svg:x="9.957cm" svg:y="1.5cm">
          <text:p text:style-name="P3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" draw:id="id9" draw:layer="layout" svg:width="0.6cm" svg:height="0.6cm" svg:x="9.957cm" svg:y="3.5cm">
          <text:p text:style-name="P3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8.757cm" svg:y1="1.8cm" svg:x2="9.957cm" svg:y2="1.8cm" draw:start-shape="id5" draw:start-glue-point="10" draw:end-shape="id8" draw:end-glue-point="6" svg:d="M8757 1800h1200" svg:viewBox="0 0 1201 1">
          <text:p/>
        </draw:connector>
        <draw:connector draw:style-name="gr4" draw:text-style-name="P4" draw:layer="layout" draw:type="curve" svg:x1="8.757cm" svg:y1="3.8cm" svg:x2="10.045cm" svg:y2="2.012cm" draw:start-shape="id6" draw:start-glue-point="10" draw:end-shape="id8" draw:end-glue-point="7" svg:d="M8757 3800c900 0 256-1788 1288-1788" svg:viewBox="0 0 1289 1789">
          <text:p/>
        </draw:connector>
        <draw:connector draw:style-name="gr4" draw:text-style-name="P4" draw:layer="layout" draw:type="curve" svg:x1="8.757cm" svg:y1="3.8cm" svg:x2="9.957cm" svg:y2="3.8cm" draw:start-shape="id6" draw:start-glue-point="10" draw:end-shape="id9" draw:end-glue-point="6" svg:d="M8757 3800h1200" svg:viewBox="0 0 1201 1">
          <text:p/>
        </draw:connector>
        <draw:connector draw:style-name="gr4" draw:text-style-name="P4" draw:layer="layout" draw:type="curve" svg:x1="10.557cm" svg:y1="3.8cm" svg:x2="10.469cm" svg:y2="2.012cm" draw:start-shape="id9" draw:start-glue-point="10" draw:end-shape="id8" draw:end-glue-point="9" svg:d="M10557 3800c751 0 795-1788-88-1788" svg:viewBox="0 0 658 1789">
          <text:p/>
        </draw:connector>
        <draw:connector draw:style-name="gr4" draw:text-style-name="P4" draw:layer="layout" draw:type="curve" svg:x1="8.757cm" svg:y1="5.7cm" svg:x2="10.469cm" svg:y2="1.588cm" draw:start-shape="id7" draw:start-glue-point="10" draw:end-shape="id8" draw:end-glue-point="11" svg:d="M8757 5700c3451 0 2595-4112 1712-4112" svg:viewBox="0 0 2499 4113">
          <text:p/>
        </draw:connector>
        <draw:connector draw:style-name="gr2" draw:text-style-name="P4" draw:layer="layout" draw:type="curve" svg:x1="2.7cm" svg:y1="3.789cm" svg:x2="3.53cm" svg:y2="3.8cm" draw:end-shape="id1" draw:end-glue-point="6" svg:d="M2700 3789c247 0-167 11 830 11" svg:viewBox="0 0 831 12">
          <text:p/>
        </draw:connector>
        <draw:connector draw:style-name="gr4" draw:text-style-name="P4" draw:layer="layout" draw:type="curve" svg:x1="8.757cm" svg:y1="3.8cm" svg:x2="8.669cm" svg:y2="5.488cm" draw:start-shape="id6" draw:start-glue-point="10" draw:end-shape="id7" draw:end-glue-point="11" svg:d="M8757 3800c751 0 795 1688-88 1688" svg:viewBox="0 0 658 1689">
          <text:p/>
        </draw:connector>
        <draw:custom-shape draw:style-name="gr1" draw:text-style-name="P1" xml:id="id10" draw:id="id10" draw:layer="layout" svg:width="0.6cm" svg:height="0.6cm" svg:x="13.53cm" svg:y="1.5cm">
          <text:p text:style-name="P1"><text:span text:style-name="T1">9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" draw:id="id11" draw:layer="layout" svg:width="0.6cm" svg:height="0.6cm" svg:x="13.53cm" svg:y="3.5cm">
          <text:p text:style-name="P3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" draw:id="id12" draw:layer="layout" svg:width="0.6cm" svg:height="0.6cm" svg:x="13.53cm" svg:y="5.4cm">
          <text:p text:style-name="P3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0.557cm" svg:y1="1.8cm" svg:x2="13.53cm" svg:y2="1.8cm" draw:start-shape="id8" draw:start-glue-point="10" draw:end-shape="id10" draw:end-glue-point="6" svg:d="M10557 1800h2973" svg:viewBox="0 0 2974 1">
          <text:p/>
        </draw:connector>
        <draw:connector draw:style-name="gr4" draw:text-style-name="P2" draw:layer="layout" draw:type="curve" svg:x1="10.557cm" svg:y1="1.8cm" svg:x2="13.53cm" svg:y2="3.8cm" draw:start-shape="id8" draw:start-glue-point="10" draw:end-shape="id11" draw:end-glue-point="6" svg:d="M10557 1800c2230 0 744 2000 2973 2000" svg:viewBox="0 0 2974 2001">
          <text:p/>
        </draw:connector>
        <draw:connector draw:style-name="gr4" draw:text-style-name="P2" draw:layer="layout" draw:type="curve" svg:x1="10.557cm" svg:y1="1.8cm" svg:x2="13.53cm" svg:y2="5.7cm" draw:start-shape="id8" draw:start-glue-point="10" draw:end-shape="id12" draw:end-glue-point="6" svg:d="M10557 1800c2230 0 744 3900 2973 3900" svg:viewBox="0 0 2974 3901">
          <text:p/>
        </draw:connector>
        <draw:custom-shape draw:style-name="gr1" draw:text-style-name="P1" xml:id="id13" draw:id="id13" draw:layer="layout" svg:width="0.6cm" svg:height="0.6cm" svg:x="16.057cm" svg:y="1.5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13cm" svg:y1="1.8cm" svg:x2="16.057cm" svg:y2="1.8cm" draw:start-shape="id10" draw:start-glue-point="10" draw:end-shape="id13" draw:end-glue-point="6" svg:d="M14130 1800h1927" svg:viewBox="0 0 1928 1">
          <text:p/>
        </draw:connector>
        <draw:connector draw:style-name="gr4" draw:text-style-name="P2" draw:layer="layout" draw:type="curve" svg:x1="14.13cm" svg:y1="3.8cm" svg:x2="16.145cm" svg:y2="2.012cm" draw:start-shape="id11" draw:start-glue-point="10" draw:end-shape="id13" draw:end-glue-point="7" svg:d="M14130 3800c1446 0 439-1788 2015-1788" svg:viewBox="0 0 2016 1789">
          <text:p/>
        </draw:connector>
        <draw:connector draw:style-name="gr4" draw:text-style-name="P4" draw:layer="layout" draw:type="curve" svg:x1="16.145cm" svg:y1="2.012cm" svg:x2="14.042cm" svg:y2="5.488cm" draw:start-shape="id13" draw:start-glue-point="7" draw:end-shape="id12" draw:end-glue-point="11" svg:d="M16145 2012c0 2607-2103 869-2103 3476" svg:viewBox="0 0 2104 3477">
          <text:p/>
        </draw:connector>
        <draw:custom-shape draw:style-name="gr1" draw:text-style-name="P1" xml:id="id14" draw:id="id14" draw:layer="layout" svg:width="0.6cm" svg:height="0.6cm" svg:x="16.057cm" svg:y="3.5cm">
          <text:p text:style-name="P1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curve" svg:x1="14.13cm" svg:y1="1.8cm" svg:x2="16.145cm" svg:y2="3.588cm" draw:start-shape="id10" draw:start-glue-point="10" draw:end-shape="id14" draw:end-glue-point="5" svg:d="M14130 1800c1446 0 439 1788 2015 1788" svg:viewBox="0 0 2016 1789">
          <text:p/>
        </draw:connector>
        <draw:connector draw:style-name="gr4" draw:text-style-name="P4" draw:layer="layout" draw:type="curve" svg:x1="14.13cm" svg:y1="3.8cm" svg:x2="16.057cm" svg:y2="3.8cm" draw:start-shape="id11" draw:start-glue-point="10" draw:end-shape="id14" draw:end-glue-point="6" svg:d="M14130 3800h1927" svg:viewBox="0 0 1928 1">
          <text:p/>
        </draw:connector>
        <draw:connector draw:style-name="gr4" draw:text-style-name="P4" draw:layer="layout" draw:type="curve" svg:x1="14.13cm" svg:y1="5.7cm" svg:x2="16.145cm" svg:y2="4.012cm" draw:start-shape="id12" draw:start-glue-point="10" draw:end-shape="id14" draw:end-glue-point="7" svg:d="M14130 5700c1446 0 439-1688 2015-1688" svg:viewBox="0 0 2016 1689">
          <text:p/>
        </draw:connector>
        <draw:custom-shape draw:style-name="gr1" draw:text-style-name="P1" xml:id="id15" draw:id="id15" draw:layer="layout" svg:width="0.6cm" svg:height="0.6cm" svg:x="16.057cm" svg:y="5.4cm">
          <text:p text:style-name="P1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curve" svg:x1="14.13cm" svg:y1="1.8cm" svg:x2="16.145cm" svg:y2="5.488cm" draw:start-shape="id10" draw:start-glue-point="10" draw:end-shape="id15" draw:end-glue-point="5" svg:d="M14130 1800c1446 0 439 3688 2015 3688" svg:viewBox="0 0 2016 3689">
          <text:p/>
        </draw:connector>
        <draw:connector draw:style-name="gr4" draw:text-style-name="P4" draw:layer="layout" draw:type="curve" svg:x1="14.13cm" svg:y1="5.7cm" svg:x2="16.057cm" svg:y2="5.7cm" draw:start-shape="id12" draw:start-glue-point="10" draw:end-shape="id15" draw:end-glue-point="6" svg:d="M14130 5700h1927" svg:viewBox="0 0 1928 1">
          <text:p/>
        </draw:connector>
        <draw:custom-shape draw:style-name="gr3" draw:text-style-name="P3" xml:id="id16" draw:id="id16" draw:layer="layout" svg:width="0.6cm" svg:height="0.6cm" svg:x="17.857cm" svg:y="1.5cm">
          <text:p text:style-name="P3"><text:span text:style-name="T2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7" draw:id="id17" draw:layer="layout" svg:width="0.6cm" svg:height="0.6cm" svg:x="17.857cm" svg:y="3.5cm">
          <text:p text:style-name="P3"><text:span text:style-name="T2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16.657cm" svg:y1="1.8cm" svg:x2="17.857cm" svg:y2="1.8cm" draw:start-shape="id13" draw:start-glue-point="10" draw:end-shape="id16" draw:end-glue-point="6" svg:d="M16657 1800h1200" svg:viewBox="0 0 1201 1">
          <text:p/>
        </draw:connector>
        <draw:connector draw:style-name="gr4" draw:text-style-name="P4" draw:layer="layout" draw:type="curve" svg:x1="16.657cm" svg:y1="3.8cm" svg:x2="17.945cm" svg:y2="2.012cm" draw:start-shape="id14" draw:start-glue-point="10" draw:end-shape="id16" draw:end-glue-point="7" svg:d="M16657 3800c900 0 256-1788 1288-1788" svg:viewBox="0 0 1289 1789">
          <text:p/>
        </draw:connector>
        <draw:connector draw:style-name="gr4" draw:text-style-name="P4" draw:layer="layout" draw:type="curve" svg:x1="16.657cm" svg:y1="3.8cm" svg:x2="17.857cm" svg:y2="3.8cm" draw:start-shape="id14" draw:start-glue-point="10" draw:end-shape="id17" draw:end-glue-point="6" svg:d="M16657 3800h1200" svg:viewBox="0 0 1201 1">
          <text:p/>
        </draw:connector>
        <draw:connector draw:style-name="gr4" draw:text-style-name="P4" draw:layer="layout" draw:type="curve" svg:x1="18.457cm" svg:y1="3.8cm" svg:x2="18.369cm" svg:y2="2.012cm" draw:start-shape="id17" draw:start-glue-point="10" draw:end-shape="id16" draw:end-glue-point="9" svg:d="M18457 3800c751 0 795-1788-88-1788" svg:viewBox="0 0 658 1789">
          <text:p/>
        </draw:connector>
        <draw:connector draw:style-name="gr4" draw:text-style-name="P4" draw:layer="layout" draw:type="curve" svg:x1="16.657cm" svg:y1="5.7cm" svg:x2="18.369cm" svg:y2="1.588cm" draw:start-shape="id15" draw:start-glue-point="10" draw:end-shape="id16" draw:end-glue-point="11" svg:d="M16657 5700c3451 0 2595-4112 1712-4112" svg:viewBox="0 0 2499 4113">
          <text:p/>
        </draw:connector>
        <draw:connector draw:style-name="gr4" draw:text-style-name="P4" draw:layer="layout" draw:type="curve" svg:x1="16.657cm" svg:y1="3.8cm" svg:x2="16.569cm" svg:y2="5.488cm" draw:start-shape="id14" draw:start-glue-point="10" draw:end-shape="id15" draw:end-glue-point="11" svg:d="M16657 3800c751 0 795 1688-88 1688" svg:viewBox="0 0 658 1689">
          <text:p/>
        </draw:connector>
        <draw:frame draw:style-name="gr5" draw:text-style-name="P5" draw:layer="layout" svg:width="0.697cm" svg:height="0.645cm" svg:x="14.9cm" svg:y="1.323cm">
          <draw:text-box>
            <text:p><text:span text:style-name="T3">3</text:span></text:p>
          </draw:text-box>
        </draw:frame>
        <draw:frame draw:style-name="gr5" draw:text-style-name="P5" draw:layer="layout" svg:width="0.697cm" svg:height="0.645cm" svg:x="15.103cm" svg:y="2.8cm">
          <draw:text-box>
            <text:p><text:span text:style-name="T3">2</text:span></text:p>
          </draw:text-box>
        </draw:frame>
        <draw:frame draw:style-name="gr5" draw:text-style-name="P5" draw:layer="layout" svg:width="0.697cm" svg:height="0.645cm" svg:x="15.2cm" svg:y="4.555cm">
          <draw:text-box>
            <text:p><text:span text:style-name="T3">2</text:span></text:p>
          </draw:text-box>
        </draw:frame>
        <draw:custom-shape draw:style-name="gr3" draw:text-style-name="P3" xml:id="id18" draw:id="id18" draw:layer="layout" svg:width="0.6cm" svg:height="0.6cm" svg:x="21.83cm" svg:y="1.5cm">
          <text:p text:style-name="P3"><text:span text:style-name="T2">17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6cm" svg:height="0.6cm" svg:x="21.83cm" svg:y="3.5cm">
          <text:p text:style-name="P1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0" draw:id="id20" draw:layer="layout" svg:width="0.6cm" svg:height="0.6cm" svg:x="21.83cm" svg:y="5.4cm">
          <text:p text:style-name="P3"><text:span text:style-name="T2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8.457cm" svg:y1="1.8cm" svg:x2="21.83cm" svg:y2="1.8cm" draw:start-shape="id16" draw:start-glue-point="10" draw:end-shape="id18" draw:end-glue-point="6" svg:d="M18457 1800h3373" svg:viewBox="0 0 3374 1">
          <text:p/>
        </draw:connector>
        <draw:connector draw:style-name="gr2" draw:text-style-name="P2" draw:layer="layout" draw:type="curve" svg:x1="18.457cm" svg:y1="1.8cm" svg:x2="21.83cm" svg:y2="3.8cm" draw:start-shape="id16" draw:start-glue-point="10" draw:end-shape="id19" draw:end-glue-point="6" svg:d="M18457 1800c2530 0 844 2000 3373 2000" svg:viewBox="0 0 3374 2001">
          <text:p/>
        </draw:connector>
        <draw:connector draw:style-name="gr4" draw:text-style-name="P2" draw:layer="layout" draw:type="curve" svg:x1="18.457cm" svg:y1="1.8cm" svg:x2="21.83cm" svg:y2="5.7cm" draw:start-shape="id16" draw:start-glue-point="10" draw:end-shape="id20" draw:end-glue-point="6" svg:d="M18457 1800c2530 0 844 3900 3373 3900" svg:viewBox="0 0 3374 3901">
          <text:p/>
        </draw:connector>
        <draw:custom-shape draw:style-name="gr1" draw:text-style-name="P1" xml:id="id21" draw:id="id21" draw:layer="layout" svg:width="0.6cm" svg:height="0.6cm" svg:x="24.357cm" svg:y="1.5cm">
          <text:p text:style-name="P1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22.43cm" svg:y1="1.8cm" svg:x2="24.357cm" svg:y2="1.8cm" draw:start-shape="id18" draw:start-glue-point="10" draw:end-shape="id21" draw:end-glue-point="6" svg:d="M22430 1800h1927" svg:viewBox="0 0 1928 1">
          <text:p/>
        </draw:connector>
        <draw:connector draw:style-name="gr2" draw:text-style-name="P2" draw:layer="layout" draw:type="curve" svg:x1="22.43cm" svg:y1="3.8cm" svg:x2="24.445cm" svg:y2="2.012cm" draw:start-shape="id19" draw:start-glue-point="10" draw:end-shape="id21" draw:end-glue-point="7" svg:d="M22430 3800c1446 0 439-1788 2015-1788" svg:viewBox="0 0 2016 1789">
          <text:p/>
        </draw:connector>
        <draw:connector draw:style-name="gr4" draw:text-style-name="P4" draw:layer="layout" draw:type="curve" svg:x1="24.445cm" svg:y1="2.012cm" svg:x2="22.342cm" svg:y2="5.488cm" draw:start-shape="id21" draw:start-glue-point="7" draw:end-shape="id20" draw:end-glue-point="11" svg:d="M24445 2012c0 2607-2103 869-2103 3476" svg:viewBox="0 0 2104 3477">
          <text:p/>
        </draw:connector>
        <draw:custom-shape draw:style-name="gr1" draw:text-style-name="P1" xml:id="id22" draw:id="id22" draw:layer="layout" svg:width="0.6cm" svg:height="0.6cm" svg:x="24.357cm" svg:y="3.5cm">
          <text:p text:style-name="P1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22.43cm" svg:y1="1.8cm" svg:x2="24.445cm" svg:y2="3.588cm" draw:start-shape="id18" draw:start-glue-point="10" draw:end-shape="id22" draw:end-glue-point="5" svg:d="M22430 1800c1446 0 439 1788 2015 1788" svg:viewBox="0 0 2016 1789">
          <text:p/>
        </draw:connector>
        <draw:connector draw:style-name="gr2" draw:text-style-name="P4" draw:layer="layout" draw:type="curve" svg:x1="22.43cm" svg:y1="3.8cm" svg:x2="24.357cm" svg:y2="3.8cm" draw:start-shape="id19" draw:start-glue-point="10" draw:end-shape="id22" draw:end-glue-point="6" svg:d="M22430 3800h1927" svg:viewBox="0 0 1928 1">
          <text:p/>
        </draw:connector>
        <draw:connector draw:style-name="gr4" draw:text-style-name="P4" draw:layer="layout" draw:type="curve" svg:x1="22.43cm" svg:y1="5.7cm" svg:x2="24.445cm" svg:y2="4.012cm" draw:start-shape="id20" draw:start-glue-point="10" draw:end-shape="id22" draw:end-glue-point="7" svg:d="M22430 5700c1446 0 439-1688 2015-1688" svg:viewBox="0 0 2016 1689">
          <text:p/>
        </draw:connector>
        <draw:custom-shape draw:style-name="gr3" draw:text-style-name="P3" xml:id="id23" draw:id="id23" draw:layer="layout" svg:width="0.6cm" svg:height="0.6cm" svg:x="24.357cm" svg:y="5.4cm">
          <text:p text:style-name="P3"><text:span text:style-name="T2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22.43cm" svg:y1="1.8cm" svg:x2="24.445cm" svg:y2="5.488cm" draw:start-shape="id18" draw:start-glue-point="10" draw:end-shape="id23" draw:end-glue-point="5" svg:d="M22430 1800c1446 0 439 3688 2015 3688" svg:viewBox="0 0 2016 3689">
          <text:p/>
        </draw:connector>
        <draw:connector draw:style-name="gr4" draw:text-style-name="P4" draw:layer="layout" draw:type="curve" svg:x1="22.43cm" svg:y1="5.7cm" svg:x2="24.357cm" svg:y2="5.7cm" draw:start-shape="id20" draw:start-glue-point="10" draw:end-shape="id23" draw:end-glue-point="6" svg:d="M22430 5700h1927" svg:viewBox="0 0 1928 1">
          <text:p/>
        </draw:connector>
        <draw:custom-shape draw:style-name="gr3" draw:text-style-name="P3" xml:id="id24" draw:id="id24" draw:layer="layout" svg:width="0.6cm" svg:height="0.6cm" svg:x="26.157cm" svg:y="1.5cm">
          <text:p text:style-name="P3"><text:span text:style-name="T2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5" draw:id="id25" draw:layer="layout" svg:width="0.6cm" svg:height="0.6cm" svg:x="26.157cm" svg:y="3.5cm">
          <text:p text:style-name="P3"><text:span text:style-name="T2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24.957cm" svg:y1="1.8cm" svg:x2="26.157cm" svg:y2="1.8cm" draw:start-shape="id21" draw:start-glue-point="10" draw:end-shape="id24" draw:end-glue-point="6" svg:d="M24957 1800h1200" svg:viewBox="0 0 1201 1">
          <text:p/>
        </draw:connector>
        <draw:connector draw:style-name="gr4" draw:text-style-name="P4" draw:layer="layout" draw:type="curve" svg:x1="24.957cm" svg:y1="3.8cm" svg:x2="26.245cm" svg:y2="2.012cm" draw:start-shape="id22" draw:start-glue-point="10" draw:end-shape="id24" draw:end-glue-point="7" svg:d="M24957 3800c900 0 256-1788 1288-1788" svg:viewBox="0 0 1289 1789">
          <text:p/>
        </draw:connector>
        <draw:connector draw:style-name="gr4" draw:text-style-name="P4" draw:layer="layout" draw:type="curve" svg:x1="24.957cm" svg:y1="3.8cm" svg:x2="26.157cm" svg:y2="3.8cm" draw:start-shape="id22" draw:start-glue-point="10" draw:end-shape="id25" draw:end-glue-point="6" svg:d="M24957 3800h1200" svg:viewBox="0 0 1201 1">
          <text:p/>
        </draw:connector>
        <draw:connector draw:style-name="gr4" draw:text-style-name="P4" draw:layer="layout" draw:type="curve" svg:x1="26.757cm" svg:y1="3.8cm" svg:x2="26.669cm" svg:y2="2.012cm" draw:start-shape="id25" draw:start-glue-point="10" draw:end-shape="id24" draw:end-glue-point="9" svg:d="M26757 3800c751 0 795-1788-88-1788" svg:viewBox="0 0 658 1789">
          <text:p/>
        </draw:connector>
        <draw:connector draw:style-name="gr4" draw:text-style-name="P4" draw:layer="layout" draw:type="curve" svg:x1="24.957cm" svg:y1="5.7cm" svg:x2="26.669cm" svg:y2="1.588cm" draw:start-shape="id23" draw:start-glue-point="10" draw:end-shape="id24" draw:end-glue-point="11" svg:d="M24957 5700c3451 0 2595-4112 1712-4112" svg:viewBox="0 0 2499 4113">
          <text:p/>
        </draw:connector>
        <draw:connector draw:style-name="gr4" draw:text-style-name="P4" draw:layer="layout" draw:type="curve" svg:x1="26.757cm" svg:y1="1.8cm" svg:x2="27.863cm" svg:y2="1.787cm" draw:start-shape="id24" draw:start-glue-point="10" svg:d="M26757 1800c1206 0 653-13 1106-13" svg:viewBox="0 0 1107 14">
          <text:p/>
        </draw:connector>
        <draw:connector draw:style-name="gr4" draw:text-style-name="P4" draw:layer="layout" draw:type="curve" svg:x1="24.957cm" svg:y1="3.8cm" svg:x2="24.869cm" svg:y2="5.488cm" draw:start-shape="id22" draw:start-glue-point="10" draw:end-shape="id23" draw:end-glue-point="11" svg:d="M24957 3800c751 0 795 1688-88 1688" svg:viewBox="0 0 658 1689">
          <text:p/>
        </draw:connector>
        <draw:frame draw:style-name="gr5" draw:text-style-name="P5" draw:layer="layout" svg:width="0.697cm" svg:height="0.645cm" svg:x="4.419cm" svg:y="2.455cm">
          <draw:text-box>
            <text:p><text:span text:style-name="T3">3</text:span></text:p>
          </draw:text-box>
        </draw:frame>
        <draw:frame draw:style-name="gr5" draw:text-style-name="P5" draw:layer="layout" svg:width="0.697cm" svg:height="0.645cm" svg:x="4.8cm" svg:y="3.3cm">
          <draw:text-box>
            <text:p><text:span text:style-name="T3">3</text:span></text:p>
          </draw:text-box>
        </draw:frame>
        <draw:frame draw:style-name="gr5" draw:text-style-name="P5" draw:layer="layout" svg:width="0.697cm" svg:height="0.645cm" svg:x="4.803cm" svg:y="4.7cm">
          <draw:text-box>
            <text:p><text:span text:style-name="T3">2</text:span></text:p>
          </draw:text-box>
        </draw:frame>
        <draw:frame draw:style-name="gr5" draw:text-style-name="P5" draw:layer="layout" svg:width="1.395cm" svg:height="0.645cm" svg:x="3.105cm" svg:y="2.855cm">
          <draw:text-box>
            <text:p><text:span text:style-name="T3">&lt;1,0&gt;</text:span></text:p>
          </draw:text-box>
        </draw:frame>
        <draw:frame draw:style-name="gr5" draw:text-style-name="P5" draw:layer="layout" svg:width="1.395cm" svg:height="0.645cm" svg:x="5.3cm" svg:y="1cm">
          <draw:text-box>
            <text:p><text:span text:style-name="T3">&lt;2,0&gt;</text:span></text:p>
          </draw:text-box>
        </draw:frame>
        <draw:frame draw:style-name="gr5" draw:text-style-name="P5" draw:layer="layout" svg:width="1.395cm" svg:height="0.645cm" svg:x="5.305cm" svg:y="3cm">
          <draw:text-box>
            <text:p><text:span text:style-name="T3">&lt;3,0&gt;</text:span></text:p>
          </draw:text-box>
        </draw:frame>
        <draw:frame draw:style-name="gr5" draw:text-style-name="P5" draw:layer="layout" svg:width="1.395cm" svg:height="0.645cm" svg:x="5.3cm" svg:y="5.9cm">
          <draw:text-box>
            <text:p><text:span text:style-name="T3">&lt;0,1&gt;</text:span></text:p>
          </draw:text-box>
        </draw:frame>
        <draw:frame draw:style-name="gr5" draw:text-style-name="P5" draw:layer="layout" svg:width="1.395cm" svg:height="0.645cm" svg:x="7.805cm" svg:y="1cm">
          <draw:text-box>
            <text:p><text:span text:style-name="T3">&lt;4,0&gt;</text:span></text:p>
          </draw:text-box>
        </draw:frame>
        <draw:frame draw:style-name="gr5" draw:text-style-name="P5" draw:layer="layout" svg:width="1.395cm" svg:height="0.645cm" svg:x="7.805cm" svg:y="3cm">
          <draw:text-box>
            <text:p><text:span text:style-name="T3">&lt;1,1&gt;</text:span></text:p>
          </draw:text-box>
        </draw:frame>
        <draw:frame draw:style-name="gr5" draw:text-style-name="P5" draw:layer="layout" svg:width="1.395cm" svg:height="0.645cm" svg:x="7.805cm" svg:y="5.9cm">
          <draw:text-box>
            <text:p><text:span text:style-name="T3">&lt;2,1&gt;</text:span></text:p>
          </draw:text-box>
        </draw:frame>
        <draw:frame draw:style-name="gr5" draw:text-style-name="P5" draw:layer="layout" svg:width="1.395cm" svg:height="0.645cm" svg:x="9.605cm" svg:y="3cm">
          <draw:text-box>
            <text:p><text:span text:style-name="T3">&lt;3,1&gt;</text:span></text:p>
          </draw:text-box>
        </draw:frame>
        <draw:frame draw:style-name="gr5" draw:text-style-name="P5" draw:layer="layout" svg:width="1.395cm" svg:height="0.645cm" svg:x="9.6cm" svg:y="0.955cm">
          <draw:text-box>
            <text:p><text:span text:style-name="T3">&lt;4,1&gt;</text:span></text:p>
          </draw:text-box>
        </draw:frame>
        <draw:frame draw:style-name="gr5" draw:text-style-name="P5" draw:layer="layout" svg:width="1.395cm" svg:height="0.645cm" svg:x="13.105cm" svg:y="0.955cm">
          <draw:text-box>
            <text:p><text:span text:style-name="T3">&lt;5,1&gt;</text:span></text:p>
          </draw:text-box>
        </draw:frame>
        <draw:frame draw:style-name="gr5" draw:text-style-name="P5" draw:layer="layout" svg:width="1.395cm" svg:height="0.645cm" svg:x="13.2cm" svg:y="2.955cm">
          <draw:text-box>
            <text:p><text:span text:style-name="T3">&lt;0,2&gt;</text:span></text:p>
          </draw:text-box>
        </draw:frame>
        <draw:frame draw:style-name="gr5" draw:text-style-name="P5" draw:layer="layout" svg:width="1.395cm" svg:height="0.645cm" svg:x="13.2cm" svg:y="5.855cm">
          <draw:text-box>
            <text:p><text:span text:style-name="T3">&lt;2,2&gt;</text:span></text:p>
          </draw:text-box>
        </draw:frame>
        <draw:frame draw:style-name="gr5" draw:text-style-name="P5" draw:layer="layout" svg:width="1.395cm" svg:height="0.645cm" svg:x="15.7cm" svg:y="1cm">
          <draw:text-box>
            <text:p><text:span text:style-name="T3">&lt;1,2&gt;</text:span></text:p>
          </draw:text-box>
        </draw:frame>
        <draw:frame draw:style-name="gr5" draw:text-style-name="P5" draw:layer="layout" svg:width="1.395cm" svg:height="0.645cm" svg:x="15.7cm" svg:y="3cm">
          <draw:text-box>
            <text:p><text:span text:style-name="T3">&lt;3,2&gt;</text:span></text:p>
          </draw:text-box>
        </draw:frame>
        <draw:frame draw:style-name="gr5" draw:text-style-name="P5" draw:layer="layout" svg:width="1.395cm" svg:height="0.645cm" svg:x="15.7cm" svg:y="5.855cm">
          <draw:text-box>
            <text:p><text:span text:style-name="T3">&lt;4,2&gt;</text:span></text:p>
          </draw:text-box>
        </draw:frame>
        <draw:frame draw:style-name="gr5" draw:text-style-name="P5" draw:layer="layout" svg:width="1.395cm" svg:height="0.645cm" svg:x="17.405cm" svg:y="0.955cm">
          <draw:text-box>
            <text:p><text:span text:style-name="T3">&lt;6,2&gt;</text:span></text:p>
          </draw:text-box>
        </draw:frame>
        <draw:frame draw:style-name="gr5" draw:text-style-name="P5" draw:layer="layout" svg:width="1.395cm" svg:height="0.645cm" svg:x="17.5cm" svg:y="2.955cm">
          <draw:text-box>
            <text:p><text:span text:style-name="T3">&lt;5,2&gt;</text:span></text:p>
          </draw:text-box>
        </draw:frame>
        <draw:frame draw:style-name="gr5" draw:text-style-name="P5" draw:layer="layout" svg:width="1.395cm" svg:height="0.645cm" svg:x="21.5cm" svg:y="1cm">
          <draw:text-box>
            <text:p><text:span text:style-name="T3">&lt;0,3&gt;</text:span></text:p>
          </draw:text-box>
        </draw:frame>
        <draw:frame draw:style-name="gr5" draw:text-style-name="P5" draw:layer="layout" svg:width="1.395cm" svg:height="0.645cm" svg:x="21.405cm" svg:y="2.955cm">
          <draw:text-box>
            <text:p><text:span text:style-name="T3">&lt;1,3&gt;</text:span></text:p>
          </draw:text-box>
        </draw:frame>
        <draw:frame draw:style-name="gr5" draw:text-style-name="P5" draw:layer="layout" svg:width="1.395cm" svg:height="0.645cm" svg:x="21.5cm" svg:y="5.9cm">
          <draw:text-box>
            <text:p><text:span text:style-name="T3">&lt;3,3&gt;</text:span></text:p>
          </draw:text-box>
        </draw:frame>
        <draw:frame draw:style-name="gr5" draw:text-style-name="P5" draw:layer="layout" svg:width="1.395cm" svg:height="0.645cm" svg:x="24cm" svg:y="0.955cm">
          <draw:text-box>
            <text:p><text:span text:style-name="T3">&lt;2,3&gt;</text:span></text:p>
          </draw:text-box>
        </draw:frame>
        <draw:frame draw:style-name="gr5" draw:text-style-name="P5" draw:layer="layout" svg:width="1.395cm" svg:height="0.645cm" svg:x="24cm" svg:y="3cm">
          <draw:text-box>
            <text:p><text:span text:style-name="T3">&lt;4,3&gt;</text:span></text:p>
          </draw:text-box>
        </draw:frame>
        <draw:frame draw:style-name="gr5" draw:text-style-name="P5" draw:layer="layout" svg:width="1.395cm" svg:height="0.645cm" svg:x="24.005cm" svg:y="5.855cm">
          <draw:text-box>
            <text:p><text:span text:style-name="T3">&lt;5,3&gt;</text:span></text:p>
          </draw:text-box>
        </draw:frame>
        <draw:frame draw:style-name="gr5" draw:text-style-name="P5" draw:layer="layout" svg:width="1.395cm" svg:height="0.645cm" svg:x="25.805cm" svg:y="4cm">
          <draw:text-box>
            <text:p><text:span text:style-name="T3">&lt;6,3&gt;</text:span></text:p>
          </draw:text-box>
        </draw:frame>
        <draw:frame draw:style-name="gr5" draw:text-style-name="P5" draw:layer="layout" svg:width="1.395cm" svg:height="0.645cm" svg:x="25.8cm" svg:y="0.955cm">
          <draw:text-box>
            <text:p><text:span text:style-name="T3">&lt;7,3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10:27:29.672524945</meta:creation-date>
    <dc:date>2016-04-19T17:19:48.311512995</dc:date>
    <meta:editing-duration>P8DT3H1M30S</meta:editing-duration>
    <meta:editing-cycles>8</meta:editing-cycles>
    <meta:generator>LibreOffice/4.2.8.2$Linux_X86_64 LibreOffice_project/420$Build-2</meta:generator>
    <meta:document-statistic meta:object-count="109"/>
  </office:meta>
</office:document-meta>
</file>